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395" officeooo:paragraph-rsid="000fb395"/>
    </style:style>
    <style:style style:name="P2" style:family="paragraph" style:parent-style-name="Standard">
      <style:paragraph-properties fo:text-align="center" style:justify-single-word="false"/>
      <style:text-properties officeooo:rsid="000fb395" officeooo:paragraph-rsid="000fb395"/>
    </style:style>
    <style:style style:name="P3" style:family="paragraph" style:parent-style-name="Standard">
      <style:paragraph-properties fo:text-align="start" style:justify-single-word="false"/>
      <style:text-properties officeooo:rsid="000fb395" officeooo:paragraph-rsid="000fb3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w Fischer</text:p>
      <text:p text:style-name="P1">H595B584</text:p>
      <text:p text:style-name="P1">CS-598</text:p>
      <text:p text:style-name="P2">Individual Journal 9/12/21</text:p>
      <text:p text:style-name="P2"/>
      <text:p text:style-name="P3"><text:tab/>This week was a very basic start of discussing which project we wanted to take on and how we wanted to go about it. It took a little longer than expected due to some other project ideas not working out, but we ended up settling on a system to predict if a plane flight will experience a delay or not using machine learning on a database of previous flights.</text:p>
      <text:p text:style-name="P3"/>
      <text:p text:style-name="P3"><text:tab/><text:span text:style-name="T2">What</text:span><text:span text:style-name="T3"> – The what problem for this week was what project are we going to take on as a group.</text:span></text:p>
      <text:p text:style-name="P3"><text:span text:style-name="T3"><text:tab/></text:span></text:p>
      <text:p text:style-name="P3"><text:span text:style-name="T3"><text:tab/></text:span><text:span text:style-name="T2">Why</text:span><text:span text:style-name="T3"> – This was a problem because two of our original ideas didn’t end up working out, so we had to quickly pivot to another project idea.</text:span></text:p>
      <text:p text:style-name="P3"><text:span text:style-name="T3"/></text:p>
      <text:p text:style-name="P3"><text:span text:style-name="T3"><text:tab/></text:span><text:span text:style-name="T2">How</text:span><text:span text:style-name="T3"> – We solved this by getting together as a group and thinking up alternative project ideas until we came to a consensus on the flight delay projec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9:02:50.102000000</meta:creation-date>
    <dc:date>2021-09-12T19:07:49.887000000</dc:date>
    <meta:editing-duration>PT5M</meta:editing-duration>
    <meta:editing-cycles>1</meta:editing-cycles>
    <meta:document-statistic meta:table-count="0" meta:image-count="0" meta:object-count="0" meta:page-count="1" meta:paragraph-count="9" meta:word-count="148" meta:character-count="794" meta:non-whitespace-character-count="646"/>
    <meta:generator>LibreOffice/7.1.5.2$Windows_X86_64 LibreOffice_project/85f04e9f809797b8199d13c421bd8a2b025d52b5</meta:generator>
  </office:meta>
</office:document-meta>
</file>